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2" svg:font-family="微软雅黑"/>
    <style:font-face style:name="微软雅黑1" svg:font-family="微软雅黑" style:font-family-generic="modern" style:font-pitch="fixed"/>
    <style:font-face style:name="文泉驿正黑1" svg:font-family="文泉驿正黑"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文泉驿正黑" svg:font-family="文泉驿正黑" style:font-family-generic="roman" style:font-pitch="variable"/>
    <style:font-face style:name="隶书" svg:font-family="隶书" style:font-family-generic="roman" style:font-pitch="variable"/>
    <style:font-face style:name="Liberation Sans" svg:font-family="'Liberation Sans'" style:font-family-generic="swiss" style:font-pitch="variable"/>
    <style:font-face style:name="微软雅黑" svg:font-family="微软雅黑" style:font-family-generic="swiss" style:font-pitch="variable"/>
    <style:font-face style:name="Liberation Sans2" svg:font-family="'Liberation Sans'" style:font-family-generic="system" style:font-pitch="variable"/>
    <style:font-face style:name="文泉驿正黑2" svg:font-family="文泉驿正黑" style:font-family-generic="system" style:font-pitch="variable"/>
  </office:font-face-decls>
  <office:automatic-styles>
    <style:style style:name="P1" style:family="paragraph" style:parent-style-name="Default">
      <style:paragraph-properties fo:text-align="center" style:justify-single-word="false"/>
      <style:text-properties officeooo:rsid="0011e173" officeooo:paragraph-rsid="0011e173"/>
    </style:style>
    <style:style style:name="P2" style:family="paragraph" style:parent-style-name="Default">
      <style:paragraph-properties fo:text-align="justify" style:justify-single-word="false"/>
      <style:text-properties officeooo:paragraph-rsid="0011e173"/>
    </style:style>
    <style:style style:name="P3" style:family="paragraph" style:parent-style-name="Title">
      <style:paragraph-properties fo:text-align="center" style:justify-single-word="false"/>
      <style:text-properties style:font-name="文泉驿正黑1" fo:font-size="36pt" style:font-name-asian="文泉驿正黑1" style:font-size-asian="36pt" style:font-size-complex="36pt"/>
    </style:style>
    <style:style style:name="P4" style:family="paragraph" style:parent-style-name="Standard">
      <style:text-properties officeooo:rsid="0011e173" officeooo:paragraph-rsid="0011e173"/>
    </style:style>
    <style:style style:name="P5" style:family="paragraph" style:parent-style-name="Standard">
      <style:paragraph-properties fo:text-align="justify" style:justify-single-word="false"/>
      <style:text-properties officeooo:rsid="0011e173" officeooo:paragraph-rsid="0011e173"/>
    </style:style>
    <style:style style:name="P6" style:family="paragraph" style:parent-style-name="Standard">
      <style:paragraph-properties fo:text-align="justify" style:justify-single-word="false"/>
      <style:text-properties officeooo:paragraph-rsid="0011e173"/>
    </style:style>
    <style:style style:name="P7" style:family="paragraph" style:parent-style-name="Standard">
      <style:text-properties officeooo:rsid="0011e173" officeooo:paragraph-rsid="0011e173" style:font-name-asian="微软雅黑2"/>
    </style:style>
    <style:style style:name="P8"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9" style:family="paragraph">
      <loext:graphic-properties draw:fill="gradient" draw:fill-color="#729fcf"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文泉驿正黑2"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P11"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文泉驿正黑2"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font-size="13pt" style:font-size-asian="13pt" style:font-size-complex="13pt" fo:hyphenate="false"/>
    </style:style>
    <style:style style:name="P13"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文泉驿正黑2" style:font-size-asian="13pt" style:font-style-asian="normal" style:font-weight-asian="normal" style:font-name-complex="文泉驿正黑2" style:font-size-complex="13pt" style:font-style-complex="normal" style:font-weight-complex="normal" style:text-emphasize="none"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fo:hyphenate="false"/>
    </style:style>
    <style:style style:name="P16"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文泉驿正黑2"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18" style:family="paragraph">
      <loext:graphic-properties draw:fill="gradient" draw:fill-color="#729fcf" draw:fill-gradient-name="Gradient_20_3"/>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文泉驿正黑2"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fo:hyphenate="false"/>
    </style:style>
    <style:style style:name="P19"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文泉驿正黑2" style:font-size-asian="18pt" style:font-style-asian="normal" style:font-weight-asian="normal" style:font-name-complex="文泉驿正黑2"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punctuation-wrap="hanging" style:writing-mode="lr-tb"/>
      <style:text-properties fo:font-size="15pt" style:font-size-asian="15pt" style:font-size-complex="15pt" fo:hyphenate="false"/>
    </style:style>
    <style:style style:name="P21" style:family="paragraph">
      <loext:graphic-properties draw:fill="gradient" draw:fill-color="#729fcf" draw:fill-gradient-name="Gradient_20_3"/>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文泉驿正黑2" style:font-size-asian="15pt" style:font-style-asian="normal" style:font-weight-asian="normal" style:font-name-complex="文泉驿正黑2" style:font-size-complex="15pt" style:font-style-complex="normal" style:font-weight-complex="normal" style:text-emphasize="none" style:font-relief="none" style:text-overline-style="none" style:text-overline-color="font-color" fo:hyphenate="false"/>
    </style:style>
    <style:style style:name="T1" style:family="text">
      <style:text-properties fo:color="#4e3b30"/>
    </style:style>
    <style:style style:name="T2" style:family="text">
      <style:text-properties fo:color="#4e3b30" fo:font-size="36pt" style:font-size-asian="36pt"/>
    </style:style>
    <style:style style:name="T3" style:family="text">
      <style:text-properties officeooo:rsid="0011e173"/>
    </style:style>
    <style:style style:name="T4" style:family="text">
      <style:text-properties style:font-name="Franklin Gothic Book"/>
    </style:style>
    <style:style style:name="T5" style:family="text">
      <style:text-properties fo:font-variant="normal" fo:text-transform="none" fo:color="#000000" style:text-outline="false" style:text-line-through-style="none" style:text-line-through-type="none" style:text-position="0% 100%" style:font-name="微软雅黑" fo:font-size="14pt" fo:letter-spacing="normal" fo:font-style="normal" fo:text-shadow="none" style:text-underline-style="none" fo:font-weight="normal" style:letter-kerning="true" style:font-name-asian="微软雅黑1" style:font-size-asian="14pt" style:font-style-asian="normal" style:font-weight-asian="normal" style:font-name-complex="文泉驿正黑2" style:font-size-complex="1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微软雅黑" fo:font-size="16pt" fo:letter-spacing="normal" fo:font-style="normal" fo:text-shadow="none" style:text-underline-style="none" fo:font-weight="normal" style:letter-kerning="true" style:font-name-asian="微软雅黑1" style:font-size-asian="16pt" style:font-style-asian="normal" style:font-weight-asian="normal" style:font-name-complex="文泉驿正黑2"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微软雅黑" fo:font-size="13pt" fo:letter-spacing="normal" fo:font-style="normal" fo:text-shadow="none" style:text-underline-style="none" fo:font-weight="normal" style:letter-kerning="true" style:font-name-asian="微软雅黑1" style:font-size-asian="13pt" style:font-style-asian="normal" style:font-weight-asian="normal" style:font-name-complex="文泉驿正黑2" style:font-size-complex="13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微软雅黑" fo:font-size="20pt" fo:letter-spacing="normal" fo:font-style="normal" fo:text-shadow="none" style:text-underline-style="none" fo:font-weight="normal" style:letter-kerning="true" style:font-name-asian="微软雅黑1" style:font-size-asian="20pt" style:font-style-asian="normal" style:font-weight-asian="normal" style:font-name-complex="文泉驿正黑2"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微软雅黑" fo:font-size="15pt" fo:letter-spacing="normal" fo:font-style="normal" fo:text-shadow="none" style:text-underline-style="none" fo:font-weight="normal" style:letter-kerning="true" style:font-name-asian="微软雅黑1" style:font-size-asian="15pt" style:font-style-asian="normal" style:font-weight-asian="normal" style:font-name-complex="文泉驿正黑2" style:font-size-complex="15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8cm" svg:stroke-color="#b58b80" draw:marker-start="" draw:marker-start-width="0.199cm" draw:marker-start-center="false" draw:marker-end="" draw:marker-end-width="0.199cm" draw:marker-end-center="false" draw:fill="gradient" draw:fill-color="#729fcf" draw:fill-gradient-name="Gradient_20_2" draw:textarea-horizontal-align="justify" draw:textarea-vertical-align="middle" draw:auto-grow-height="false" draw:fit-to-size="false" fo:min-height="1.041cm" fo:min-width="1.187cm" fo:padding-top="0.125cm" fo:padding-bottom="0.125cm" fo:padding-left="0.25cm" fo:padding-right="0.25cm" fo:wrap-option="wrap" draw:shadow="visible" draw:shadow-offset-x="0cm" draw:shadow-offset-y="0.141cm" draw:shadow-color="#4e3b30" draw:shadow-opacity="60%" style:run-through="foreground"/>
    </style:style>
    <style:style style:name="gr3"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2.766cm" fo:padding-top="0.125cm" fo:padding-bottom="0.125cm" fo:padding-left="0.25cm" fo:padding-right="0.25cm" fo:wrap-option="wrap" draw:shadow="visible" draw:shadow-offset-x="0cm" draw:shadow-offset-y="0.141cm" draw:shadow-color="#4e3b30" draw:shadow-opacity="60%" style:run-through="foreground"/>
    </style:style>
    <style:style style:name="gr4"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68cm" fo:min-width="2.764cm" fo:padding-top="0.125cm" fo:padding-bottom="0.125cm" fo:padding-left="0.25cm" fo:padding-right="0.25cm" fo:wrap-option="wrap" draw:shadow="visible" draw:shadow-offset-x="0cm" draw:shadow-offset-y="0.141cm" draw:shadow-color="#4e3b30" draw:shadow-opacity="60%" style:run-through="foreground"/>
    </style:style>
    <style:style style:name="gr5"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2.762cm" fo:padding-top="0.125cm" fo:padding-bottom="0.125cm" fo:padding-left="0.25cm" fo:padding-right="0.25cm" fo:wrap-option="wrap" draw:shadow="visible" draw:shadow-offset-x="0cm" draw:shadow-offset-y="0.141cm" draw:shadow-color="#4e3b30" draw:shadow-opacity="60%" style:run-through="foreground"/>
    </style:style>
    <style:style style:name="gr6"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674cm" fo:padding-top="0.125cm" fo:padding-bottom="0.125cm" fo:padding-left="0.25cm" fo:padding-right="0.25cm" fo:wrap-option="wrap" draw:shadow="visible" draw:shadow-offset-x="0cm" draw:shadow-offset-y="0.141cm" draw:shadow-color="#4e3b30" draw:shadow-opacity="60%" style:run-through="foreground"/>
    </style:style>
    <style:style style:name="gr7"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947cm" fo:padding-top="0.125cm" fo:padding-bottom="0.125cm" fo:padding-left="0.25cm" fo:padding-right="0.25cm" fo:wrap-option="wrap" draw:shadow="visible" draw:shadow-offset-x="0cm" draw:shadow-offset-y="0.141cm" draw:shadow-color="#4e3b30" draw:shadow-opacity="60%" style:run-through="foreground"/>
    </style:style>
    <style:style style:name="gr8"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623cm" fo:min-width="2.768cm" fo:padding-top="0.125cm" fo:padding-bottom="0.125cm" fo:padding-left="0.25cm" fo:padding-right="0.25cm" fo:wrap-option="wrap" draw:shadow="visible" draw:shadow-offset-x="0cm" draw:shadow-offset-y="0.141cm" draw:shadow-color="#4e3b30" draw:shadow-opacity="60%" style:run-through="foreground"/>
    </style:style>
    <style:style style:name="gr9"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579cm" fo:min-width="3.514cm" fo:padding-top="0.125cm" fo:padding-bottom="0.125cm" fo:padding-left="0.25cm" fo:padding-right="0.25cm" fo:wrap-option="wrap" draw:shadow="visible" draw:shadow-offset-x="0cm" draw:shadow-offset-y="0.141cm" draw:shadow-color="#4e3b30" draw:shadow-opacity="60%" style:run-through="foreground"/>
    </style:style>
    <style:style style:name="gr10"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1.27cm" fo:padding-top="0.125cm" fo:padding-bottom="0.125cm" fo:padding-left="0.25cm" fo:padding-right="0.25cm" fo:wrap-option="wrap" draw:shadow="visible" draw:shadow-offset-x="0cm" draw:shadow-offset-y="0.141cm" draw:shadow-color="#4e3b30" draw:shadow-opacity="60%" style:run-through="foreground"/>
    </style:style>
    <style:style style:name="gr11"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244cm" fo:min-width="1.266cm" fo:padding-top="0.125cm" fo:padding-bottom="0.125cm" fo:padding-left="0.25cm" fo:padding-right="0.25cm" fo:wrap-option="wrap" draw:shadow="visible" draw:shadow-offset-x="0cm" draw:shadow-offset-y="0.141cm" draw:shadow-color="#4e3b30" draw:shadow-opacity="60%" style:run-through="foreground"/>
    </style:style>
    <style:style style:name="gr12"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1.471cm" fo:padding-top="0.125cm" fo:padding-bottom="0.125cm" fo:padding-left="0.25cm" fo:padding-right="0.25cm" fo:wrap-option="wrap" draw:shadow="visible" draw:shadow-offset-x="0cm" draw:shadow-offset-y="0.141cm" draw:shadow-color="#4e3b30" draw:shadow-opacity="60%" style:run-through="foreground"/>
    </style:style>
    <style:style style:name="gr13"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4cm" fo:min-width="0cm" fo:padding-top="0.125cm" fo:padding-bottom="0.125cm" fo:padding-left="0.25cm" fo:padding-right="0.25cm" fo:wrap-option="wrap" draw:shadow="visible" draw:shadow-offset-x="0cm" draw:shadow-offset-y="0.141cm" draw:shadow-color="#4e3b30" draw:shadow-opacity="60%" style:run-through="foreground"/>
    </style:style>
    <style:style style:name="gr14"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11cm" fo:min-width="1.54cm" fo:padding-top="0.125cm" fo:padding-bottom="0.125cm" fo:padding-left="0.25cm" fo:padding-right="0.25cm" fo:wrap-option="wrap" draw:shadow="visible" draw:shadow-offset-x="0cm" draw:shadow-offset-y="0.141cm" draw:shadow-color="#4e3b30" draw:shadow-opacity="60%" style:run-through="foreground"/>
    </style:style>
    <style:style style:name="gr15"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1.132cm" fo:padding-top="0.125cm" fo:padding-bottom="0.125cm" fo:padding-left="0.25cm" fo:padding-right="0.25cm" fo:wrap-option="wrap" draw:shadow="visible" draw:shadow-offset-x="0cm" draw:shadow-offset-y="0.141cm" draw:shadow-color="#4e3b30" draw:shadow-opacity="60%" style:run-through="foreground"/>
    </style:style>
    <style:style style:name="gr16"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2.117cm" fo:padding-top="0.125cm" fo:padding-bottom="0.125cm" fo:padding-left="0.25cm" fo:padding-right="0.25cm" fo:wrap-option="wrap" draw:shadow="visible" draw:shadow-offset-x="0cm" draw:shadow-offset-y="0.141cm" draw:shadow-color="#4e3b30" draw:shadow-opacity="60%" style:run-through="foreground"/>
    </style:style>
    <style:style style:name="gr17"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1.623cm" fo:min-width="5.078cm" fo:padding-top="0.125cm" fo:padding-bottom="0.125cm" fo:padding-left="0.25cm" fo:padding-right="0.25cm" fo:wrap-option="wrap" draw:shadow="visible" draw:shadow-offset-x="0cm" draw:shadow-offset-y="0.141cm" draw:shadow-color="#4e3b30" draw:shadow-opacity="60%" style:run-through="foreground"/>
    </style:style>
    <style:style style:name="gr18"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1.117cm" fo:min-width="5.826cm" fo:padding-top="0.125cm" fo:padding-bottom="0.125cm" fo:padding-left="0.25cm" fo:padding-right="0.25cm" fo:wrap-option="wrap" draw:shadow="visible" draw:shadow-offset-x="0cm" draw:shadow-offset-y="0.141cm" draw:shadow-color="#4e3b30" draw:shadow-opacity="60%" style:run-through="foreground"/>
    </style:style>
    <style:style style:name="gr19"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6.142cm" fo:min-width="3.579cm" fo:padding-top="0.125cm" fo:padding-bottom="0.125cm" fo:padding-left="0.25cm" fo:padding-right="0.25cm" fo:wrap-option="wrap" draw:shadow="visible" draw:shadow-offset-x="0cm" draw:shadow-offset-y="0.141cm" draw:shadow-color="#4e3b30" draw:shadow-opacity="60%" style:run-through="foreground"/>
    </style:style>
    <style:style style:name="gr20"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88cm" fo:padding-top="0.125cm" fo:padding-bottom="0.125cm" fo:padding-left="0.25cm" fo:padding-right="0.25cm" fo:wrap-option="wrap" draw:shadow="visible" draw:shadow-offset-x="0cm" draw:shadow-offset-y="0.141cm" draw:shadow-color="#4e3b30" draw:shadow-opacity="60%" style:run-through="foreground"/>
    </style:style>
    <style:style style:name="gr21"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cm" fo:min-width="0.519cm" fo:padding-top="0.125cm" fo:padding-bottom="0.125cm" fo:padding-left="0.25cm" fo:padding-right="0.25cm" fo:wrap-option="wrap" draw:shadow="visible" draw:shadow-offset-x="0cm" draw:shadow-offset-y="0.141cm" draw:shadow-color="#4e3b30" draw:shadow-opacity="60%" style:run-through="foreground"/>
    </style:style>
    <style:style style:name="gr22" style:family="graphic">
      <style:graphic-properties draw:stroke="solid" svg:stroke-width="0.028cm" svg:stroke-color="#c3986d" draw:marker-start="" draw:marker-start-width="0.199cm" draw:marker-start-center="false" draw:marker-end="" draw:marker-end-width="0.199cm" draw:marker-end-center="false" draw:fill="gradient" draw:fill-color="#729fcf" draw:fill-gradient-name="Gradient_20_3" draw:textarea-horizontal-align="justify" draw:textarea-vertical-align="middle" draw:auto-grow-height="false" draw:fit-to-size="false" fo:min-height="0.97cm" fo:min-width="1.674cm" fo:padding-top="0.125cm" fo:padding-bottom="0.125cm" fo:padding-left="0.25cm" fo:padding-right="0.25cm" fo:wrap-option="wrap" draw:shadow="visible" draw:shadow-offset-x="0cm" draw:shadow-offset-y="0.141cm" draw:shadow-color="#4e3b30" draw:shadow-opacity="60%" style:run-through="foreground"/>
    </style:style>
    <style:style style:name="gr23" style:family="graphic">
      <style:graphic-properties draw:stroke="solid" svg:stroke-width="0.106cm" svg:stroke-color="#c17529" draw:marker-start="msArrowOpenEnd_20_5" draw:marker-start-width="0.476cm" draw:marker-start-center="false" draw:marker-end="msArrowOpenEnd_20_5" draw:marker-end-width="0.476cm" draw:marker-end-center="false" draw:fill="none" draw:fill-color="#729fcf" draw:textarea-horizontal-align="justify" draw:textarea-vertical-align="top" draw:auto-grow-height="false" fo:min-height="0.81cm" fo:min-width="0.575cm" fo:padding-top="0.125cm" fo:padding-bottom="0.125cm" fo:padding-left="0.25cm" fo:padding-right="0.25cm" fo:wrap-option="wrap" draw:shadow="visible" draw:shadow-offset-x="0cm" draw:shadow-offset-y="0.141cm" draw:shadow-color="#4e3b30" draw:shadow-opacity="6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基于sphinx的小垂直系统</text:span></text:p>
      <text:p text:style-name="P1">邵黎明 20172210012</text:p>
      <text:p text:style-name="P2"><text:span text:style-name="T3">关于垂直搜索，我曾经在搜狗的实习主要和这个有关。我参与过小垂直系统的开发。</text:span>小垂直是基于<text:span text:style-name="T4">sphinx</text:span>（<text:span text:style-name="T4">SQL Phrase Index</text:span>）检索引擎的垂直信息检索系统。包含垂直数据抓取、解析入库、建立索引、检索等模块<text:span text:style-name="T3">。</text:span>支持中文分词、按字段筛选、排序<text:span text:style-name="T3">。小垂直系统</text:span>使用<text:span text:style-name="T4">mysql</text:span>数据源<text:span text:style-name="T3">。</text:span></text:p>
      <text:p text:style-name="P2">上<text:span text:style-name="T3">线的小垂直系统分为三类：招聘小垂直，二手房小垂直，租房小垂直。其中二手房小垂直和租房小垂直共用同一套代码，但是数据不一样。</text:span></text:p>
      <text:p text:style-name="Heading_20_1">小垂直系统在整个搜索架构中的位置</text:p>
      <text:p text:style-name="Heading_20_1"/>
      <text:p text:style-name="P6"/>
      <text:p text:style-name="P6"/>
      <text:p text:style-name="P6"><draw:g text:anchor-type="paragraph" draw:z-index="0" draw:name="Shape1" draw:style-name="gr1"><draw:custom-shape draw:name="云形 46" draw:style-name="gr2" draw:text-style-name="P9" svg:width="2.585cm" svg:height="1.98cm" svg:x="0.081cm" svg:y="-1.63cm"><text:p text:style-name="P8"><text:span text:style-name="T5">User</text:spa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custom-shape draw:name="流程图: 过程 47" draw:style-name="gr3" draw:text-style-name="P11" svg:width="3.266cm" svg:height="1.22cm" svg:x="4.434cm" svg:y="-1.325cm"><text:p text:style-name="P10"><text:span text:style-name="T6">Webfront</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48" draw:style-name="gr4" draw:text-style-name="P13" svg:width="3.264cm" svg:height="1.218cm" svg:x="6.203cm" svg:y="1.39cm"><text:p text:style-name="P12"><text:span text:style-name="T7">Searchhub</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49" draw:style-name="gr5" draw:text-style-name="P15" svg:width="3.262cm" svg:height="1.22cm" svg:x="11.44cm" svg:y="1.416cm"><text:p text:style-name="P14"><text:span text:style-name="T8">Qo</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0" draw:style-name="gr6" draw:text-style-name="P16" svg:width="2.174cm" svg:height="1.22cm" svg:x="7.02cm" svg:y="3.699cm"><text:p text:style-name="P8"><text:span text:style-name="T5">Meta</text:span></text:p><text:p text:style-name="P8"><text:span text:style-name="T5">Cach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1" draw:style-name="gr7" draw:text-style-name="P11" svg:width="2.447cm" svg:height="1.22cm" svg:x="9.602cm" svg:y="3.699cm"><text:p text:style-name="P10"><text:span text:style-name="T6">Mspider</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2" draw:style-name="gr8" draw:text-style-name="P18" svg:width="3.267cm" svg:height="1.872cm" svg:x="7.424cm" svg:y="6.288cm"><text:p text:style-name="P17"><text:span text:style-name="T6">内部</text:span><text:span text:style-name="T6">VR</text:span><text:span text:style-name="T6">接口</text:span><text:span text:style-name="T6">(</text:span><text:span text:style-name="T6">图片，音乐。。</text:span><text:span text:style-name="T6">)</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流程图: 过程 53" draw:style-name="gr9" draw:text-style-name="P11" svg:width="4.014cm" svg:height="1.828cm" svg:x="11.439cm" svg:y="6.288cm"><text:p text:style-name="P10"><text:span text:style-name="T6">外部</text:span><text:span text:style-name="T6">VR</text:span></text:p><text:p text:style-name="P10"><text:span text:style-name="T6">EC</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54" draw:style-name="gr10" draw:text-style-name="P19" svg:width="1.772cm" svg:height="0.077cm" svg:x="2.663cm" svg:y="-0.72cm"><text:p/><draw:enhanced-geometry draw:mirror-horizontal="false" draw:mirror-vertical="true" svg:viewBox="0 0 21600 21600" draw:type="mso-spt32" draw:enhanced-path="M 0 0 L 21600 21600 N"/></draw:custom-shape><draw:custom-shape draw:name="直接箭头连接符 55" draw:style-name="gr11" draw:text-style-name="P19" svg:width="1.768cm" svg:height="1.495cm" svg:x="6.066cm" svg:y="-0.106cm"><text:p/><draw:enhanced-geometry draw:mirror-horizontal="false" draw:mirror-vertical="false" svg:viewBox="0 0 21600 21600" draw:type="mso-spt32" draw:enhanced-path="M 0 0 L 21600 21600 N"/></draw:custom-shape><draw:custom-shape draw:name="直接箭头连接符 56" draw:style-name="gr12" draw:text-style-name="P19" svg:width="1.973cm" svg:height="0.025cm" svg:x="9.467cm" svg:y="2cm"><text:p/><draw:enhanced-geometry draw:mirror-horizontal="false" draw:mirror-vertical="false" svg:viewBox="0 0 21600 21600" draw:type="mso-spt32" draw:enhanced-path="M 0 0 L 21600 21600 N"/></draw:custom-shape><draw:custom-shape draw:name="直接箭头连接符 57" draw:style-name="gr13" draw:text-style-name="P19" svg:width="0.274cm" svg:height="1.091cm" svg:x="7.832cm" svg:y="2.609cm"><text:p/><draw:enhanced-geometry draw:mirror-horizontal="true" draw:mirror-vertical="true" svg:viewBox="0 0 21600 21600" draw:type="mso-spt32" draw:enhanced-path="M 0 0 L 21600 21600 N"/></draw:custom-shape><draw:custom-shape draw:name="直接箭头连接符 58" draw:style-name="gr14" draw:text-style-name="P19" svg:width="2.042cm" svg:height="1.063cm" svg:x="8.786cm" svg:y="2.637cm"><text:p/><draw:enhanced-geometry draw:mirror-horizontal="false" draw:mirror-vertical="false" svg:viewBox="0 0 21600 21600" draw:type="mso-spt32" draw:enhanced-path="M 0 0 L 21600 21600 N"/></draw:custom-shape><draw:custom-shape draw:name="直接箭头连接符 59" draw:style-name="gr15" draw:text-style-name="P19" svg:width="1.634cm" svg:height="1.368cm" svg:x="9.057cm" svg:y="4.918cm"><text:p/><draw:enhanced-geometry draw:mirror-horizontal="false" draw:mirror-vertical="true" svg:viewBox="0 0 21600 21600" draw:type="mso-spt32" draw:enhanced-path="M 0 0 L 21600 21600 N"/></draw:custom-shape><draw:custom-shape draw:name="直接箭头连接符 60" draw:style-name="gr16" draw:text-style-name="P19" svg:width="2.618cm" svg:height="1.368cm" svg:x="10.827cm" svg:y="4.919cm"><text:p/><draw:enhanced-geometry draw:mirror-horizontal="false" draw:mirror-vertical="false" svg:viewBox="0 0 21600 21600" draw:type="mso-spt32" draw:enhanced-path="M 0 0 L 21600 21600 N"/></draw:custom-shape><draw:custom-shape draw:name="流程图: 过程 61" draw:style-name="gr17" draw:text-style-name="P15" svg:width="5.578cm" svg:height="1.872cm" svg:x="0.896cm" svg:y="6.288cm"><text:p text:style-name="P14"><text:span text:style-name="T8">小垂直</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62" draw:style-name="gr18" draw:text-style-name="P19" svg:width="6.328cm" svg:height="1.368cm" svg:x="3.685cm" svg:y="4.918cm"><text:p/><draw:enhanced-geometry draw:mirror-horizontal="false" draw:mirror-vertical="true" svg:viewBox="0 0 21600 21600" draw:type="mso-spt32" draw:enhanced-path="M 0 0 L 21600 21600 N"/></draw:custom-shape><draw:custom-shape draw:name="直接箭头连接符 63" draw:style-name="gr19" draw:text-style-name="P19" svg:width="4.081cm" svg:height="6.393cm" svg:x="1.986cm" svg:y="-0.106cm"><text:p/><draw:enhanced-geometry draw:mirror-horizontal="false" draw:mirror-vertical="true" svg:viewBox="0 0 21600 21600" draw:type="mso-spt32" draw:enhanced-path="M 0 0 L 21600 21600 N"/></draw:custom-shape><draw:custom-shape draw:name="流程图: 过程 64" draw:style-name="gr20" draw:text-style-name="P21" svg:width="2.38cm" svg:height="1.22cm" svg:x="13.07cm" svg:y="3.699cm"><text:p text:style-name="P20"><text:span text:style-name="T9">VRQo</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65" draw:style-name="gr21" draw:text-style-name="P19" svg:width="1.02cm" svg:height="0.003cm" svg:x="12.051cm" svg:y="4.303cm"><text:p/><draw:enhanced-geometry draw:mirror-horizontal="false" draw:mirror-vertical="true" svg:viewBox="0 0 21600 21600" draw:type="mso-spt32" draw:enhanced-path="M 0 0 L 21600 21600 N"/></draw:custom-shape><draw:custom-shape draw:name="流程图: 过程 70" draw:style-name="gr22" draw:text-style-name="P13" svg:width="2.174cm" svg:height="1.22cm" svg:x="4.572cm" svg:y="3.699cm"><text:p text:style-name="P12"><text:span text:style-name="T7">网页</text:span><text:span text:style-name="T7">Cache</text:span></text:p><draw:enhanced-geometry draw:mirror-horizontal="false" draw:mirror-vertical="false" svg:viewBox="0 0 0 0" drawooo:sub-view-size="1 1" draw:text-areas="0 0 ?f3 ?f2"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draw:name="直接箭头连接符 76" draw:style-name="gr23" draw:text-style-name="P19" svg:width="1.077cm" svg:height="1.061cm" svg:x="5.658cm" svg:y="2.635cm"><text:p/><draw:enhanced-geometry draw:mirror-horizontal="false" draw:mirror-vertical="true" svg:viewBox="0 0 21600 21600" draw:type="mso-spt32" draw:enhanced-path="M 0 0 L 21600 21600 N"/></draw:custom-shape></draw:g></text:p>
      <text:p text:style-name="P6"/>
      <text:p text:style-name="P5"/>
      <text:p text:style-name="Text_20_body_20__28_user_29_"/>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微软雅黑2" svg:font-family="微软雅黑"/>
    <style:font-face style:name="微软雅黑1" svg:font-family="微软雅黑" style:font-family-generic="modern" style:font-pitch="fixed"/>
    <style:font-face style:name="文泉驿正黑1" svg:font-family="文泉驿正黑" style:font-pitch="variable"/>
    <style:font-face style:name="Franklin Gothic Book" svg:font-family="'Franklin Gothic Book'" style:font-family-generic="roman" style:font-pitch="variable"/>
    <style:font-face style:name="Franklin Gothic Medium" svg:font-family="'Franklin Gothic Medium'"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文泉驿正黑" svg:font-family="文泉驿正黑" style:font-family-generic="roman" style:font-pitch="variable"/>
    <style:font-face style:name="隶书" svg:font-family="隶书" style:font-family-generic="roman" style:font-pitch="variable"/>
    <style:font-face style:name="Liberation Sans" svg:font-family="'Liberation Sans'" style:font-family-generic="swiss" style:font-pitch="variable"/>
    <style:font-face style:name="微软雅黑" svg:font-family="微软雅黑" style:font-family-generic="swiss" style:font-pitch="variable"/>
    <style:font-face style:name="Liberation Sans2" svg:font-family="'Liberation Sans'" style:font-family-generic="system" style:font-pitch="variable"/>
    <style:font-face style:name="文泉驿正黑2" svg:font-family="文泉驿正黑" style:font-family-generic="system" style:font-pitch="variable"/>
  </office:font-face-decls>
  <office:styles>
    <draw:gradient draw:name="Gradient_20_2" draw:display-name="Gradient 2" draw:style="linear" draw:start-color="#f2e0db" draw:end-color="#dba79a" draw:start-intensity="100%" draw:end-intensity="100%" draw:angle="0" draw:border="0%"/>
    <draw:gradient draw:name="Gradient_20_3" draw:display-name="Gradient 3" draw:style="linear" draw:start-color="#fae4d5" draw:end-color="#efb786" draw:start-intensity="100%" draw:end-intensity="100%" draw:angle="0" draw:border="0%"/>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正黑2" style:font-size-asian="10.5pt" style:language-asian="zh" style:country-asian="CN" style:font-name-complex="文泉驿正黑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泉驿正黑2" style:font-size-asian="10.5pt" style:language-asian="zh" style:country-asian="CN" style:font-name-complex="文泉驿正黑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正黑2" style:font-family-asian="文泉驿正黑" style:font-family-generic-asian="system" style:font-pitch-asian="variable" style:font-size-asian="14pt" style:font-name-complex="文泉驿正黑2" style:font-family-complex="文泉驿正黑"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文泉驿正黑" fo:font-family="文泉驿正黑"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标题幻灯片_7e_LT_7e_Gliederung_20_1" style:display-name="标题幻灯片~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Gliederung_20_2" style:display-name="标题幻灯片~LT~Gliederung 2" style:family="paragraph" style:parent-style-name="标题幻灯片_7e_LT_7e_Gliederung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标题幻灯片_7e_LT_7e_Gliederung_20_3" style:display-name="标题幻灯片~LT~Gliederung 3" style:family="paragraph" style:parent-style-name="标题幻灯片_7e_LT_7e_Gliederung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4" style:display-name="标题幻灯片~LT~Gliederung 4" style:family="paragraph" style:parent-style-name="标题幻灯片_7e_LT_7e_Gliederung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幻灯片_7e_LT_7e_Gliederung_20_5" style:display-name="标题幻灯片~LT~Gliederung 5" style:family="paragraph" style:parent-style-name="标题幻灯片_7e_LT_7e_Gliederung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6" style:display-name="标题幻灯片~LT~Gliederung 6" style:family="paragraph" style:parent-style-name="标题幻灯片_7e_LT_7e_Gliederung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7" style:display-name="标题幻灯片~LT~Gliederung 7" style:family="paragraph" style:parent-style-name="标题幻灯片_7e_LT_7e_Gliederung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8" style:display-name="标题幻灯片~LT~Gliederung 8" style:family="paragraph" style:parent-style-name="标题幻灯片_7e_LT_7e_Gliederung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Gliederung_20_9" style:display-name="标题幻灯片~LT~Gliederung 9" style:family="paragraph" style:parent-style-name="标题幻灯片_7e_LT_7e_Gliederung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幻灯片_7e_LT_7e_Titel" style:display-name="标题幻灯片~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Untertitel" style:display-name="标题幻灯片~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32pt"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Notizen" style:display-name="标题幻灯片~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幻灯片_7e_LT_7e_Hintergrundobjekte" style:display-name="标题幻灯片~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幻灯片_7e_LT_7e_Hintergrund" style:display-name="标题幻灯片~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文泉驿正黑" fo:font-family="文泉驿正黑" style:font-family-generic="roman" style:font-pitch="variable" fo:font-size="18pt" style:letter-kerning="true" style:font-name-asian="文泉驿正黑2" style:font-family-asian="文泉驿正黑"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文泉驿正黑" fo:font-family="文泉驿正黑"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1" style:display-name="标题和内容~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4e3b30" style:text-outline="false" style:text-line-through-style="none" style:text-line-through-type="none" style:font-name="文泉驿正黑" fo:font-family="文泉驿正黑" style:font-family-generic="roman" style:font-pitch="variable" fo:font-size="32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Gliederung_20_2" style:display-name="标题和内容~LT~Gliederung 2" style:family="paragraph" style:parent-style-name="标题和内容_7e_LT_7e_Gliederung_20_1" style:default-outline-level="">
      <style:paragraph-properties fo:margin-top="0.4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标题和内容_7e_LT_7e_Gliederung_20_3" style:display-name="标题和内容~LT~Gliederung 3" style:family="paragraph" style:parent-style-name="标题和内容_7e_LT_7e_Gliederung_20_2" style:default-outline-level="">
      <style:paragraph-properties fo:margin-top="0.3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4" style:display-name="标题和内容~LT~Gliederung 4" style:family="paragraph" style:parent-style-name="标题和内容_7e_LT_7e_Gliederung_20_3" style:default-outline-level="">
      <style:paragraph-properties fo:margin-top="0.199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标题和内容_7e_LT_7e_Gliederung_20_5" style:display-name="标题和内容~LT~Gliederung 5" style:family="paragraph" style:parent-style-name="标题和内容_7e_LT_7e_Gliederung_20_4"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6" style:display-name="标题和内容~LT~Gliederung 6" style:family="paragraph" style:parent-style-name="标题和内容_7e_LT_7e_Gliederung_20_5"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7" style:display-name="标题和内容~LT~Gliederung 7" style:family="paragraph" style:parent-style-name="标题和内容_7e_LT_7e_Gliederung_20_6"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8" style:display-name="标题和内容~LT~Gliederung 8" style:family="paragraph" style:parent-style-name="标题和内容_7e_LT_7e_Gliederung_20_7"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Gliederung_20_9" style:display-name="标题和内容~LT~Gliederung 9" style:family="paragraph" style:parent-style-name="标题和内容_7e_LT_7e_Gliederung_20_8" style:default-outline-level="">
      <style:paragraph-properties fo:margin-top="0.101cm" fo:margin-bottom="0cm" loext:contextual-spacing="false" style:line-height-at-least="0.353cm" fo:text-align="start" style:justify-single-word="false" style:writing-mode="lr-tb"/>
      <style:text-properties fo:color="#4e3b30" style:text-outline="false" style:text-line-through-style="none" style:text-line-through-type="none" style:font-name="文泉驿正黑" fo:font-family="文泉驿正黑"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标题和内容_7e_LT_7e_Titel" style:display-name="标题和内容~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文泉驿正黑" fo:font-family="文泉驿正黑" style:font-family-generic="roman" style:font-pitch="variable" fo:font-size="18pt" fo:letter-spacing="normal" fo:font-style="normal" fo:text-shadow="none" style:text-underline-style="none" fo:font-weight="normal" style:letter-kerning="true" style:font-name-asian="文泉驿正黑2" style:font-family-asian="文泉驿正黑"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Untertitel" style:display-name="标题和内容~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32pt" fo:font-style="normal" fo:text-shadow="none" style:text-underline-style="none" fo:font-weight="normal" style:letter-kerning="true" style:font-name-asian="文泉驿正黑2" style:font-family-asian="文泉驿正黑"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Notizen" style:display-name="标题和内容~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文泉驿正黑" fo:font-family="文泉驿正黑" style:font-family-generic="roman" style:font-pitch="variable" fo:font-size="20pt" fo:font-style="normal" fo:text-shadow="none" style:text-underline-style="none" fo:font-weight="normal" style:letter-kerning="true" style:font-name-asian="文泉驿正黑2" style:font-family-asian="文泉驿正黑"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标题和内容_7e_LT_7e_Hintergrundobjekte" style:display-name="标题和内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标题和内容_7e_LT_7e_Hintergrund" style:display-name="标题和内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文泉驿正黑2" style:font-family-asian="文泉驿正黑"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 style:family="paragraph" style:parent-style-name="Heading" style:class="chapter"/>
    <style:style style:name="First_20_line_20_indent" style:display-name="First line indent" style:family="paragraph" style:parent-style-name="Text_20_body" style:class="text"/>
    <style:style style:name="Heading_20_1" style:display-name="Heading 1" style:family="paragraph" style:parent-style-name="Heading"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0:06:21.769443648</meta:creation-date>
    <dc:date>2018-06-01T11:30:46.410160087</dc:date>
    <meta:editing-duration>PT40M31S</meta:editing-duration>
    <meta:editing-cycles>1</meta:editing-cycles>
    <meta:generator>LibreOffice/5.2.7.2$Linux_ARM_EABI LibreOffice_project/20m0$Build-2</meta:generator>
    <meta:document-statistic meta:table-count="0" meta:image-count="0" meta:object-count="0" meta:page-count="1" meta:paragraph-count="5" meta:word-count="207" meta:character-count="245" meta:non-whitespace-character-count="242"/>
  </office:meta>
</office:document-meta>
</file>